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bit-manipulation/addition-without-arithmetic-operations">Addition without arithmetic operations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bit-manipulation/bit-count">Bit count - how many 1's in an integer - Microsoft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bit-manipulation/compute-how-many-bits-to-require-convert-one-integer-to-another">Compute how many bits to require convert one integer to another</text:a> </text:p>
          </table:table-cell>
          <table:table-cell table:style-name="ce8"/>
          <table:table-cell/>
        </table:table-row>
        <table:table-row table:style-name="ro1">
          <table:table-cell table:style-name="ce4" office:value-type="string">
            <text:p><text:a xlink:href="https://sites.google.com/site/spaceofjameschen/home/bit-manipulation/compute-parity">Compute parity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compute-the-ceiling-power-of-2">Compute the ceiling power of 2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compute-the-minimum-number-of-bits-to-store-a-b-c">Compute the minimum number of bits to store a * b + c -- NVIDIA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check-a-number-is-2-power">Determine a number is a power of 2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find-missing-number-in-an-array-with-continuous-number">Find missing number in an array with continuous number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find-nearest-number-with-same-number-of-1-bit-in-binary-presentation">Find nearest number with same number of 1 bit in binary presentation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find-two-s-compliment-of-a-negative-number----amazon">Find two's compliment of a negative number -- Amazon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generate-8-b-ints-with-specified-1-s">Generate 8-b ints with specified 1's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implement-a-binary-presentation-of-a-decimal-integer-and-floating-point-number">Implement a binary presentation of a decimal(integer and floating point number))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reverse-bits-in-an-integer">Reverse bits in an integer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reverse-an-integer-method-2">Reverse bits of an integer (Method 2)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swap-odd-bits-and-even-bits">Swap odd bits and even bits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swap-two-numbers">Swap two numbers without temporary variables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bit-manipulation/bitset">Write a method to set all bits between i and j in n equal to m</text:a> </text:p>
          </table:table-cell>
          <table:table-cell table:number-columns-repeated="2"/>
        </table:table-row>
        <table:table-row table:style-name="ro2" table:number-rows-repeated="21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5:54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20" meta:object-count="0"/>
  </office:meta>
</office:document-meta>
</file>